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89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2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2.73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family-asian="Arial" style:font-style-name-asian="Regular" style:font-family-generic-asian="swiss" style:font-size-asian="13pt" style:font-style-asian="italic" style:font-family-complex="Arial" style:font-style-name-complex="Regular" style:font-family-generic-complex="swiss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family-asian="Arial" style:font-style-name-asian="Regular" style:font-family-generic-asian="swiss" style:font-size-asian="13pt" style:font-style-asian="normal" style:font-family-complex="Arial" style:font-style-name-complex="Regular" style:font-family-generic-complex="swiss" style:font-size-complex="13pt" style:font-style-complex="normal"/>
    </style:style>
    <style:style style:name="T3" style:family="text">
      <style:text-properties fo:font-family="'Times New Roman'" style:font-style-name="Regular" style:font-family-generic="roman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4" style:family="text">
      <style:text-properties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5" style:family="text">
      <style:text-properties style:text-position="0% 100%" fo:font-family="'Times New Roman'" style:font-style-name="Regular" style:font-family-generic="roman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6" style:family="text">
      <style:text-properties fo:font-family="'Times New Roman'" style:font-style-name="Italic" style:font-family-generic="roman" style:font-pitch="variable" fo:font-size="13pt" fo:font-style="normal" style:font-family-asian="Arial" style:font-style-name-asian="Regular" style:font-family-generic-asian="swiss" style:font-size-asian="13pt" style:font-style-asian="normal" style:font-family-complex="Arial" style:font-style-name-complex="Regular" style:font-family-generic-complex="swiss" style:font-size-complex="13pt" style:font-style-complex="normal"/>
    </style:style>
    <style:style style:name="T7" style:family="text">
      <style:text-properties fo:font-family="'Times New Roman'" style:font-style-name="Italic" style:font-family-generic="roman" style:font-pitch="variable" fo:font-size="13pt" style:font-family-asian="Arial" style:font-style-name-asian="Regular" style:font-family-generic-asian="swiss" style:font-size-asian="13pt" style:font-family-complex="Arial" style:font-style-name-complex="Regular" style:font-family-generic-complex="swiss" style:font-size-complex="13pt"/>
    </style:style>
    <style:style style:name="T8" style:family="text">
      <style:text-properties fo:font-family="'Times New Roman'" style:font-style-name="Regular" style:font-family-generic="roman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style:style style:name="T9" style:family="text">
      <style:text-properties fo:font-family="'Times New Roman'" style:font-style-name="Regular" style:font-family-generic="roman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10" style:family="text">
      <style:text-properties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11" style:family="text">
      <style:text-properties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12" style:family="text">
      <style:text-properties fo:font-family="'Times New Roman'" style:font-style-name="Regular" style:font-family-generic="roman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13" style:family="text">
      <style:text-properties style:text-position="0% 100%"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6.548cm" svg:y="4.8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36cm" svg:height="0.876cm" svg:x="9.553cm" svg:y="6.977cm">
          <draw:text-box>
            <text:p><text:span text:style-name="T1">λ</text:span><text:span text:style-name="T2">1</text:span></text:p>
          </draw:text-box>
        </draw:frame>
        <draw:frame draw:style-name="gr3" draw:text-style-name="P2" draw:layer="layout" svg:width="2.084cm" svg:height="0.876cm" svg:x="6.854cm" svg:y="4.177cm">
          <draw:text-box>
            <text:p><text:span text:style-name="T3">(</text:span><text:span text:style-name="T4">γ</text:span><text:span text:style-name="T5">−</text:span><text:span text:style-name="T1">C</text:span><text:span text:style-name="T6">,</text:span><text:span text:style-name="T1"> C</text:span><text:span text:style-name="T6">)</text:span></text:p>
          </draw:text-box>
        </draw:frame>
        <draw:connector draw:style-name="gr4" draw:text-style-name="P1" draw:layer="layout" draw:type="line" svg:x1="7.818cm" svg:y1="4.867cm" svg:x2="9.088cm" svg:y2="6.137cm" draw:start-shape="id1" draw:start-glue-point="0" draw:end-shape="id1" draw:end-glue-point="1" svg:d="M7818 4867l1270 1270">
          <text:p/>
        </draw:connector>
        <draw:custom-shape draw:style-name="gr1" draw:text-style-name="P1" draw:layer="layout" svg:width="0.254cm" svg:height="0.254cm" svg:x="8.299cm" svg:y="5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12.948cm" svg:y="4.86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445cm" svg:height="0.876cm" svg:x="13.453cm" svg:y="7.382cm">
          <draw:text-box>
            <text:p><text:span text:style-name="T7">(</text:span><text:span text:style-name="T4">γ</text:span><text:span text:style-name="T3">, 0</text:span><text:span text:style-name="T7">)</text:span></text:p>
          </draw:text-box>
        </draw:frame>
        <draw:frame draw:style-name="gr3" draw:text-style-name="P2" draw:layer="layout" svg:width="1.399cm" svg:height="0.876cm" svg:x="6.154cm" svg:y="3.477cm">
          <draw:text-box>
            <text:p><text:span text:style-name="T1">λ</text:span><text:span text:style-name="T2">2</text:span></text:p>
          </draw:text-box>
        </draw:frame>
        <draw:connector draw:style-name="gr4" draw:text-style-name="P1" draw:layer="layout" draw:type="line" svg:x1="14.218cm" svg:y1="7.407cm" svg:x2="12.948cm" svg:y2="6.137cm" draw:start-shape="id2" draw:start-glue-point="2" draw:end-shape="id2" draw:end-glue-point="3" svg:d="M14218 7407l-1270-1270">
          <text:p/>
        </draw:connector>
        <draw:custom-shape draw:style-name="gr1" draw:text-style-name="P1" draw:layer="layout" svg:width="0.254cm" svg:height="0.254cm" svg:x="13.44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66cm" svg:height="0.876cm" svg:x="6.054cm" svg:y="7.977cm">
          <draw:text-box>
            <text:p><text:span text:style-name="T1">λ</text:span><text:span text:style-name="T2">1</text:span><text:span text:style-name="T1">+λ</text:span><text:span text:style-name="T2">2</text:span><text:span text:style-name="T7">= </text:span><text:span text:style-name="T4">γ</text:span><text:span text:style-name="T8"> and </text:span><text:span text:style-name="T4">γ</text:span><text:span text:style-name="T9">≥</text:span><text:span text:style-name="T10">C</text:span></text:p>
          </draw:text-box>
        </draw:frame>
        <draw:frame draw:style-name="gr3" draw:text-style-name="P2" draw:layer="layout" svg:width="2.084cm" svg:height="0.876cm" svg:x="8.954cm" svg:y="5.777cm">
          <draw:text-box>
            <text:p><text:span text:style-name="T3">(</text:span><text:span text:style-name="T1">C</text:span><text:span text:style-name="T6">,</text:span><text:span text:style-name="T1"> </text:span><text:span text:style-name="T4">γ</text:span><text:span text:style-name="T5">−</text:span><text:span text:style-name="T1">C</text:span><text:span text:style-name="T6">)</text:span></text:p>
          </draw:text-box>
        </draw:frame>
        <draw:frame draw:style-name="gr3" draw:text-style-name="P2" draw:layer="layout" svg:width="1.445cm" svg:height="0.876cm" svg:x="11.654cm" svg:y="5.777cm">
          <draw:text-box>
            <text:p><text:span text:style-name="T3">(0</text:span><text:span text:style-name="T6">,</text:span><text:span text:style-name="T1"> </text:span><text:span text:style-name="T4">γ</text:span><text:span text:style-name="T6">)</text:span></text:p>
          </draw:text-box>
        </draw:frame>
        <draw:line draw:style-name="gr7" draw:text-style-name="P1" draw:layer="layout" svg:x1="9.077cm" svg:y1="7.401cm" svg:x2="9.712cm" svg:y2="7.401cm">
          <text:p/>
        </draw:line>
        <draw:line draw:style-name="gr7" draw:text-style-name="P1" draw:layer="layout" svg:x1="15.477cm" svg:y1="7.401cm" svg:x2="16.112cm" svg:y2="7.401cm">
          <text:p/>
        </draw:line>
        <draw:frame draw:style-name="gr2" draw:text-style-name="P2" draw:layer="layout" svg:width="0.836cm" svg:height="0.876cm" svg:x="15.953cm" svg:y="6.977cm">
          <draw:text-box>
            <text:p><text:span text:style-name="T1">λ</text:span><text:span text:style-name="T2">1</text:span></text:p>
          </draw:text-box>
        </draw:frame>
        <draw:line draw:style-name="gr7" draw:text-style-name="P1" draw:layer="layout" svg:x1="6.563cm" svg:y1="4.861cm" svg:x2="6.563cm" svg:y2="4.226cm">
          <text:p/>
        </draw:line>
        <draw:frame draw:style-name="gr3" draw:text-style-name="P2" draw:layer="layout" svg:width="1.399cm" svg:height="0.876cm" svg:x="12.532cm" svg:y="3.478cm">
          <draw:text-box>
            <text:p><text:span text:style-name="T1">λ</text:span><text:span text:style-name="T2">2</text:span></text:p>
          </draw:text-box>
        </draw:frame>
        <draw:line draw:style-name="gr7" draw:text-style-name="P1" draw:layer="layout" svg:x1="12.938cm" svg:y1="4.862cm" svg:x2="12.938cm" svg:y2="4.227cm">
          <text:p/>
        </draw:line>
        <draw:frame draw:style-name="gr6" draw:text-style-name="P2" draw:layer="layout" svg:width="3.719cm" svg:height="0.876cm" svg:x="12.454cm" svg:y="7.977cm">
          <draw:text-box>
            <text:p><text:span text:style-name="T1">λ</text:span><text:span text:style-name="T2">1</text:span><text:span text:style-name="T1">+λ</text:span><text:span text:style-name="T2">2</text:span><text:span text:style-name="T7">= </text:span><text:span text:style-name="T4">γ</text:span><text:span text:style-name="T8"> and </text:span><text:span text:style-name="T4">γ</text:span><text:span text:style-name="T11">&lt;</text:span><text:span text:style-name="T10">C</text:span></text:p>
          </draw:text-box>
        </draw:frame>
        <draw:custom-shape draw:style-name="gr1" draw:text-style-name="P1" xml:id="id3" draw:id="id3" draw:layer="layout" svg:width="2.54cm" svg:height="2.54cm" svg:x="6.549cm" svg:y="11.1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36cm" svg:height="0.876cm" svg:x="9.554cm" svg:y="13.277cm">
          <draw:text-box>
            <text:p><text:span text:style-name="T1">λ</text:span><text:span text:style-name="T2">1</text:span></text:p>
          </draw:text-box>
        </draw:frame>
        <draw:frame draw:style-name="gr3" draw:text-style-name="P2" draw:layer="layout" svg:width="1.445cm" svg:height="0.876cm" svg:x="7.155cm" svg:y="13.677cm">
          <draw:text-box>
            <text:p><text:span text:style-name="T3">(</text:span><text:span text:style-name="T4">γ</text:span><text:span text:style-name="T6">,</text:span><text:span text:style-name="T1"> </text:span><text:span text:style-name="T6">0)</text:span></text:p>
          </draw:text-box>
        </draw:frame>
        <draw:connector draw:style-name="gr4" draw:text-style-name="P1" draw:layer="layout" draw:type="line" svg:x1="7.819cm" svg:y1="13.707cm" svg:x2="9.089cm" svg:y2="12.437cm" draw:start-shape="id3" draw:start-glue-point="2" draw:end-shape="id3" draw:end-glue-point="1" svg:d="M7819 13707l1270-1270">
          <text:p/>
        </draw:connector>
        <draw:custom-shape draw:style-name="gr1" draw:text-style-name="P1" draw:layer="layout" svg:width="0.254cm" svg:height="0.254cm" svg:x="8.3cm" svg:y="12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54cm" svg:height="2.54cm" svg:x="12.949cm" svg:y="11.16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99cm" svg:height="0.876cm" svg:x="6.155cm" svg:y="9.777cm">
          <draw:text-box>
            <text:p><text:span text:style-name="T1">λ</text:span><text:span text:style-name="T2">2</text:span></text:p>
          </draw:text-box>
        </draw:frame>
        <draw:connector draw:style-name="gr4" draw:text-style-name="P1" draw:layer="layout" draw:type="line" svg:x1="14.219cm" svg:y1="11.167cm" svg:x2="12.949cm" svg:y2="12.437cm" draw:start-shape="id4" draw:start-glue-point="0" draw:end-shape="id4" draw:end-glue-point="3" svg:d="M14219 11167l-1270 1270">
          <text:p/>
        </draw:connector>
        <draw:custom-shape draw:style-name="gr1" draw:text-style-name="P1" draw:layer="layout" svg:width="0.254cm" svg:height="0.254cm" svg:x="13.447cm" svg:y="11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533cm" svg:height="0.876cm" svg:x="6.055cm" svg:y="14.277cm">
          <draw:text-box>
            <text:p><text:span text:style-name="T1">λ</text:span><text:span text:style-name="T2">1</text:span><text:span text:style-name="T5">−</text:span><text:span text:style-name="T1">λ</text:span><text:span text:style-name="T2">2</text:span><text:span text:style-name="T7">= </text:span><text:span text:style-name="T4">γ</text:span><text:span text:style-name="T8"> and </text:span><text:span text:style-name="T4">γ</text:span><text:span text:style-name="T9">≥</text:span><text:span text:style-name="T12">0</text:span></text:p>
          </draw:text-box>
        </draw:frame>
        <draw:frame draw:style-name="gr3" draw:text-style-name="P2" draw:layer="layout" svg:width="2.084cm" svg:height="0.876cm" svg:x="8.955cm" svg:y="12.077cm">
          <draw:text-box>
            <text:p><text:span text:style-name="T3">(</text:span><text:span text:style-name="T1">C</text:span><text:span text:style-name="T6">,</text:span><text:span text:style-name="T1"> C</text:span><text:span text:style-name="T5">−</text:span><text:span text:style-name="T13">γ</text:span><text:span text:style-name="T6">)</text:span></text:p>
          </draw:text-box>
        </draw:frame>
        <draw:frame draw:style-name="gr3" draw:text-style-name="P2" draw:layer="layout" svg:width="1.703cm" svg:height="0.876cm" svg:x="11.455cm" svg:y="12.077cm">
          <draw:text-box>
            <text:p><text:span text:style-name="T3">(0</text:span><text:span text:style-name="T6">,</text:span><text:span text:style-name="T1"> </text:span><text:span text:style-name="T5">−</text:span><text:span text:style-name="T4">γ</text:span><text:span text:style-name="T6">)</text:span></text:p>
          </draw:text-box>
        </draw:frame>
        <draw:line draw:style-name="gr7" draw:text-style-name="P1" draw:layer="layout" svg:x1="9.078cm" svg:y1="13.701cm" svg:x2="9.713cm" svg:y2="13.701cm">
          <text:p/>
        </draw:line>
        <draw:line draw:style-name="gr7" draw:text-style-name="P1" draw:layer="layout" svg:x1="15.478cm" svg:y1="13.701cm" svg:x2="16.113cm" svg:y2="13.701cm">
          <text:p/>
        </draw:line>
        <draw:frame draw:style-name="gr2" draw:text-style-name="P2" draw:layer="layout" svg:width="0.836cm" svg:height="0.876cm" svg:x="15.954cm" svg:y="13.277cm">
          <draw:text-box>
            <text:p><text:span text:style-name="T1">λ</text:span><text:span text:style-name="T2">1</text:span></text:p>
          </draw:text-box>
        </draw:frame>
        <draw:line draw:style-name="gr7" draw:text-style-name="P1" draw:layer="layout" svg:x1="6.564cm" svg:y1="11.161cm" svg:x2="6.564cm" svg:y2="10.526cm">
          <text:p/>
        </draw:line>
        <draw:frame draw:style-name="gr3" draw:text-style-name="P2" draw:layer="layout" svg:width="1.399cm" svg:height="0.876cm" svg:x="12.533cm" svg:y="9.778cm">
          <draw:text-box>
            <text:p><text:span text:style-name="T1">λ</text:span><text:span text:style-name="T2">2</text:span></text:p>
          </draw:text-box>
        </draw:frame>
        <draw:line draw:style-name="gr7" draw:text-style-name="P1" draw:layer="layout" svg:x1="12.939cm" svg:y1="11.162cm" svg:x2="12.939cm" svg:y2="10.527cm">
          <text:p/>
        </draw:line>
        <draw:frame draw:style-name="gr6" draw:text-style-name="P2" draw:layer="layout" svg:width="3.592cm" svg:height="0.876cm" svg:x="12.455cm" svg:y="14.277cm">
          <draw:text-box>
            <text:p><text:span text:style-name="T1">λ</text:span><text:span text:style-name="T2">1</text:span><text:span text:style-name="T5">−</text:span><text:span text:style-name="T1">λ</text:span><text:span text:style-name="T2">2</text:span><text:span text:style-name="T7">= </text:span><text:span text:style-name="T4">γ</text:span><text:span text:style-name="T8"> and </text:span><text:span text:style-name="T4">γ</text:span><text:span text:style-name="T11">&lt;</text:span><text:span text:style-name="T12">0</text:span></text:p>
          </draw:text-box>
        </draw:frame>
        <draw:frame draw:style-name="gr3" draw:text-style-name="P2" draw:layer="layout" svg:width="2.135cm" svg:height="0.876cm" svg:x="13.255cm" svg:y="10.477cm">
          <draw:text-box>
            <text:p><text:span text:style-name="T3">(</text:span><text:span text:style-name="T1">C+</text:span><text:span text:style-name="T13">γ</text:span><text:span text:style-name="T6">,</text:span><text:span text:style-name="T1"> C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12T11:15:07.53</meta:creation-date>
    <dc:date>2015-05-12T12:17:02.53</dc:date>
    <dc:creator>Loc Nguyen</dc:creator>
    <meta:editing-duration>PT57M4S</meta:editing-duration>
    <meta:editing-cycles>44</meta:editing-cycles>
    <meta:generator>OpenOffice/4.1.0$Win32 OpenOffice.org_project/410m18$Build-9764</meta:generator>
    <meta:document-statistic meta:object-count="40"/>
  </office:meta>
</office:document-meta>
</file>